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BA000003903A4B3342.png" manifest:media-type="image/png"/>
  <manifest:file-entry manifest:full-path="Pictures/10000001000006C20000039077B77244.png" manifest:media-type="image/png"/>
  <manifest:file-entry manifest:full-path="Pictures/10000001000006C0000003909092EBD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01cm, 25.971cm, -0.854cm, 0cm)" draw:image-opacity="100%" style:mirror="non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-0.25cm, 25.687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53cm, 23.312cm, -2.31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369cm" svg:height="23.176cm" svg:x="1.998cm" svg:y="5.763cm">
          <draw:image xlink:href="Pictures/10000001000006C20000039077B77244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2" draw:text-style-name="P2" draw:layer="layout" svg:width="19.048cm" svg:height="23.177cm" svg:x="1.637cm" svg:y="1cm">
          <draw:image xlink:href="Pictures/10000001000006C0000003909092EBD5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frame draw:style-name="gr3" draw:text-style-name="P1" draw:layer="layout" svg:width="18.562cm" svg:height="21.589cm" svg:x="1.438cm" svg:y="4.175cm">
          <draw:image xlink:href="Pictures/10000001000006BA000003903A4B334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15T22:58:23.170000000</meta:creation-date>
    <dc:date>2024-07-17T10:28:43.016000000</dc:date>
    <meta:editing-duration>PT3M12S</meta:editing-duration>
    <meta:editing-cycles>2</meta:editing-cycles>
    <meta:generator>LibreOffice/24.2.4.2$Windows_X86_64 LibreOffice_project/51a6219feb6075d9a4c46691dcfe0cd9c4fff3c2</meta:generator>
    <meta:print-date>2024-07-17T10:28:28.387000000</meta:print-date>
    <meta:document-statistic meta:object-count="3"/>
  </office:meta>
</office:document-meta>
</file>